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00000007807BDCBD66FA37CC2.jpg" manifest:media-type="image/jpeg"/>
  <manifest:file-entry manifest:full-path="Pictures/10000000000003600000028CB04161274E20CF50.jpg" manifest:media-type="image/jpeg"/>
  <manifest:file-entry manifest:full-path="Pictures/1000000000000140000001409E5D9155585D8FB7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800000" style:font-name="Verdana" fo:font-weight="bold" style:font-weight-asian="bold" style:font-weight-complex="bold"/>
    </style:style>
    <style:style style:name="P2" style:family="paragraph" style:parent-style-name="Preformatted_20_Text">
      <style:text-properties fo:font-size="10pt" style:font-size-asian="8.75pt" style:font-size-complex="10pt"/>
    </style:style>
    <style:style style:name="P3" style:family="paragraph" style:parent-style-name="Preformatted_20_Text">
      <style:text-properties fo:font-size="14pt" style:font-size-asian="14pt" style:font-size-complex="14pt"/>
    </style:style>
    <style:style style:name="T1" style:family="text">
      <style:text-properties officeooo:rsid="000a2c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 IMAGE PLACEHOLDER</text:p>
      <text:p text:style-name="P2">Image name: <text:span text:style-name="T1">image_1, image_2</text:span></text:p>
      <text:p text:style-name="Preformatted_20_Text"><draw:frame draw:style-name="fr1" draw:name="graphics2" text:anchor-type="paragraph" svg:x="4.5445in" svg:y="0.748in" svg:width="1.161in" svg:height="1.5382in" draw:z-index="0"><draw:image xlink:href="Pictures/1000000000000140000001409E5D9155585D8FB7.jpg" xlink:type="simple" xlink:show="embed" xlink:actuate="onLoad" loext:mime-type="image/jpeg"/></draw:frame><draw:frame draw:style-name="fr1" draw:name="graphics3" text:anchor-type="paragraph" svg:x="3.7752in" svg:y="2.7839in" svg:width="2.4547in" svg:height="2.2945in" draw:z-index="1"><draw:image xlink:href="Pictures/10000000000003600000028CB04161274E20CF50.jpg" xlink:type="simple" xlink:show="embed" xlink:actuate="onLoad" loext:mime-type="image/jpeg"/></draw:frame><draw:frame draw:style-name="fr1" draw:name="image_1" text:anchor-type="paragraph" svg:x="0.5543in" svg:y="0.8957in" svg:width="2.5in" svg:height="1.25in" draw:z-index="2"><draw:image xlink:href="Pictures/10000000000000F00000007807BDCBD66FA37CC2.jpg" xlink:type="simple" xlink:show="embed" xlink:actuate="onLoad" loext:mime-type="image/jpeg"/></draw:frame><draw:frame draw:style-name="fr1" draw:name="image_2" text:anchor-type="paragraph" svg:x="0.6272in" svg:y="3.0209in" svg:width="2.5in" svg:height="1.25in" draw:z-index="3"><draw:image xlink:href="Pictures/10000000000000F00000007807BDCBD66FA37CC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800000" style:font-name="Verdana" fo:font-weight="bold" style:font-weight-asian="bold" style:font-weight-complex="bol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9T11:46:54.308535040</dc:date>
    <meta:generator>LibreOffice/6.2.8.2$MacOSX_X86_64 LibreOffice_project/f82ddfca21ebc1e222a662a32b25c0c9d20169ee</meta:generator>
    <meta:editing-duration>PT50M15S</meta:editing-duration>
    <meta:editing-cycles>37</meta:editing-cycles>
    <meta:document-statistic meta:table-count="0" meta:image-count="4" meta:object-count="0" meta:page-count="1" meta:paragraph-count="2" meta:word-count="7" meta:character-count="50" meta:non-whitespace-character-count="45"/>
  </office:meta>
</office:document-meta>
</file>